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5bb17"/>
    </style:style>
    <style:style style:name="P2" style:family="paragraph" style:parent-style-name="Standard">
      <style:text-properties fo:font-size="15pt" fo:font-weight="bold" officeooo:rsid="0015bb17" officeooo:paragraph-rsid="0015bb17" style:font-size-asian="15pt" style:font-weight-asian="bold" style:font-size-complex="15pt" style:font-weight-complex="bold"/>
    </style:style>
    <style:style style:name="P3" style:family="paragraph" style:parent-style-name="Standard">
      <style:text-properties fo:font-size="15pt" fo:font-weight="bold" officeooo:rsid="002656eb" officeooo:paragraph-rsid="002656eb" style:font-size-asian="15pt" style:font-weight-asian="bold" style:font-size-complex="15pt" style:font-weight-complex="bold"/>
    </style:style>
    <style:style style:name="P4" style:family="paragraph" style:parent-style-name="Standard">
      <style:text-properties fo:font-size="15pt" fo:font-weight="normal" officeooo:rsid="0015bb17" officeooo:paragraph-rsid="0015bb17" style:font-size-asian="15pt" style:font-weight-asian="normal" style:font-size-complex="15pt" style:font-weight-complex="normal"/>
    </style:style>
    <style:style style:name="P5" style:family="paragraph" style:parent-style-name="Heading_20_1">
      <style:text-properties fo:font-size="15pt" fo:font-weight="bold" officeooo:rsid="0015bb17" officeooo:paragraph-rsid="0015bb17" style:font-size-asian="15pt" style:font-weight-asian="bold" style:font-size-complex="15pt" style:font-weight-complex="bold"/>
    </style:style>
    <style:style style:name="P6" style:family="paragraph" style:parent-style-name="Text_20_body">
      <style:text-properties fo:font-size="15pt" style:font-size-asian="15pt" style:font-size-complex="15pt"/>
    </style:style>
    <style:style style:name="P7" style:family="paragraph" style:parent-style-name="Text_20_body">
      <style:text-properties fo:font-size="15pt" fo:font-weight="normal" officeooo:rsid="0015bb17" officeooo:paragraph-rsid="0015bb17" style:font-size-asian="15pt" style:font-weight-asian="normal" style:font-size-complex="15pt" style:font-weight-complex="normal"/>
    </style:style>
    <style:style style:name="P8" style:family="paragraph" style:parent-style-name="Text_20_body">
      <style:text-properties fo:font-size="15pt" fo:font-weight="bold" officeooo:rsid="0015bb17" officeooo:paragraph-rsid="0015bb17" style:font-size-asian="15pt" style:font-weight-asian="bold" style:font-size-complex="15pt" style:font-weight-complex="bold"/>
    </style:style>
    <style:style style:name="P9" style:family="paragraph" style:parent-style-name="Standard" style:list-style-name="L1">
      <style:text-properties fo:font-size="15pt" fo:font-weight="normal" officeooo:rsid="0015bb17" officeooo:paragraph-rsid="0015bb17" style:font-size-asian="15pt" style:font-weight-asian="normal" style:font-size-complex="15pt" style:font-weight-complex="normal"/>
    </style:style>
    <style:style style:name="P10" style:family="paragraph" style:parent-style-name="Standard" style:list-style-name="L2">
      <style:text-properties fo:font-size="15pt" fo:font-weight="normal" officeooo:rsid="0015bb17" officeooo:paragraph-rsid="0015bb17" style:font-size-asian="15pt" style:font-weight-asian="normal" style:font-size-complex="15pt" style:font-weight-complex="normal"/>
    </style:style>
    <style:style style:name="P11" style:family="paragraph" style:parent-style-name="Standard" style:list-style-name="L3">
      <style:text-properties fo:font-size="15pt" fo:font-weight="normal" officeooo:rsid="0015bb17" officeooo:paragraph-rsid="0015bb17" style:font-size-asian="15pt" style:font-weight-asian="normal" style:font-size-complex="15pt" style:font-weight-complex="normal"/>
    </style:style>
    <style:style style:name="P12" style:family="paragraph" style:parent-style-name="Standard">
      <style:text-properties fo:font-size="15pt" fo:font-weight="normal" officeooo:rsid="0015bb17" officeooo:paragraph-rsid="0015bb17" style:font-size-asian="15pt" style:font-weight-asian="normal" style:font-size-complex="15pt" style:font-weight-complex="normal"/>
    </style:style>
    <style:style style:name="P13" style:family="paragraph" style:parent-style-name="Standard">
      <style:text-properties fo:font-size="15pt" fo:font-weight="bold" officeooo:rsid="0036f72d" officeooo:paragraph-rsid="0036f72d" style:font-size-asian="15pt" style:font-weight-asian="bold" style:font-size-complex="15pt" style:font-weight-complex="bold"/>
    </style:style>
    <style:style style:name="P14" style:family="paragraph" style:parent-style-name="Standard" style:list-style-name="L3">
      <style:text-properties officeooo:paragraph-rsid="0015bb17"/>
    </style:style>
    <style:style style:name="P15" style:family="paragraph" style:parent-style-name="Standard" style:list-style-name="L6"/>
    <style:style style:name="P16" style:family="paragraph" style:parent-style-name="Text_20_body" style:list-style-name="L4"/>
    <style:style style:name="P17" style:family="paragraph" style:parent-style-name="Text_20_body" style:list-style-name="L4">
      <style:text-properties fo:font-size="15pt" fo:font-weight="normal" officeooo:rsid="0015bb17" officeooo:paragraph-rsid="0015bb17" style:font-size-asian="15pt" style:font-weight-asian="normal" style:font-size-complex="15pt" style:font-weight-complex="normal"/>
    </style:style>
    <style:style style:name="P18" style:family="paragraph" style:parent-style-name="Text_20_body" style:list-style-name="L4">
      <style:text-properties fo:font-size="15pt" fo:font-weight="normal" style:font-size-asian="15pt" style:font-weight-asian="normal" style:font-size-complex="15pt" style:font-weight-complex="normal"/>
    </style:style>
    <style:style style:name="P19" style:family="paragraph" style:parent-style-name="Text_20_body" style:list-style-name="L5">
      <style:text-properties fo:font-size="15pt" fo:font-weight="normal" officeooo:rsid="0036f72d" officeooo:paragraph-rsid="0036f72d" style:font-size-asian="15pt" style:font-weight-asian="normal" style:font-size-complex="15pt" style:font-weight-complex="normal"/>
    </style:style>
    <style:style style:name="P20" style:family="paragraph" style:parent-style-name="Text_20_body" style:list-style-name="L6">
      <style:text-properties fo:font-size="15pt" fo:font-weight="normal" officeooo:rsid="0036f72d" officeooo:paragraph-rsid="0036f72d" style:font-size-asian="15pt" style:font-weight-asian="normal" style:font-size-complex="15pt" style:font-weight-complex="normal"/>
    </style:style>
    <style:style style:name="P21" style:family="paragraph" style:parent-style-name="Text_20_body" style:list-style-name="L5">
      <style:text-properties fo:font-size="15pt" fo:font-weight="normal" style:font-size-asian="15pt" style:font-weight-asian="normal" style:font-size-complex="15pt" style:font-weight-complex="normal"/>
    </style:style>
    <style:style style:name="P22" style:family="paragraph" style:parent-style-name="Text_20_body" style:list-style-name="L6">
      <style:text-properties fo:font-size="15pt" fo:font-weight="normal" style:font-size-asian="15pt" style:font-weight-asian="normal" style:font-size-complex="15pt" style:font-weight-complex="normal"/>
    </style:style>
    <style:style style:name="P23" style:family="paragraph" style:parent-style-name="Text_20_body" style:list-style-name="L6">
      <style:text-properties fo:font-size="15pt" style:font-size-asian="15pt" style:font-size-complex="15pt"/>
    </style:style>
    <style:style style:name="P24" style:family="paragraph" style:parent-style-name="Text_20_body" style:list-style-name="L6"/>
    <style:style style:name="T1" style:family="text">
      <style:text-properties officeooo:rsid="0015bb17"/>
    </style:style>
    <style:style style:name="T2" style:family="text">
      <style:text-properties fo:font-size="15pt" style:font-size-asian="15pt" style:font-size-complex="15pt"/>
    </style:style>
    <style:style style:name="T3" style:family="text">
      <style:text-properties fo:font-size="15pt" fo:font-weight="normal" style:font-size-asian="15pt" style:font-weight-asian="normal" style:font-size-complex="15pt" style:font-weight-complex="normal"/>
    </style:style>
    <style:style style:name="T4" style:family="text">
      <style:text-properties fo:font-size="15pt" fo:font-weight="normal" officeooo:rsid="0015bb17" style:font-size-asian="15pt" style:font-weight-asian="normal" style:font-size-complex="15pt" style:font-weight-complex="normal"/>
    </style:style>
    <style:style style:name="T5" style:family="text">
      <style:text-properties fo:font-size="15pt" fo:font-weight="bold" style:font-size-asian="15pt" style:font-weight-asian="bold" style:font-size-complex="15pt" style:font-weight-complex="bold"/>
    </style:style>
    <style:style style:name="T6" style:family="text">
      <style:text-properties fo:font-size="15pt" fo:font-weight="bold" style:font-size-asian="15pt" style:font-size-complex="15pt"/>
    </style:style>
    <style:style style:name="T7"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s</text:p>
      <text:p text:style-name="P2"/>
      <text:list xml:id="list1193501613122891054" text:style-name="L1">
        <text:list-item>
          <text:p text:style-name="P9">A function is a set of statements that take inputs, do some specific computation and produces output.</text:p>
        </text:list-item>
        <text:list-item>
          <text:p text:style-name="P9">The idea is to put some commonly or repeatedly done task together and make a function, so that instead of writing the same code again and again for different inputs, we can call the function.</text:p>
        </text:list-item>
        <text:list-item>
          <text:p text:style-name="P9">Function declaration tells compiler about number of parameters function takes, data-types of parameters and return type of function</text:p>
        </text:list-item>
        <text:list-item>
          <text:p text:style-name="P9">Putting parameter names in function declaration is optional in function declaration, but it is necessary to put them in definition</text:p>
        </text:list-item>
      </text:list>
      <text:p text:style-name="P4"/>
      <text:p text:style-name="P1"><text:span text:style-name="Source_20_Text"><text:span text:style-name="T4">// A function that takes a charas parameters </text:span></text:span></text:p>
      <text:p text:style-name="Standard"><text:span text:style-name="Source_20_Text"><text:span text:style-name="T2">// and returns an reference variable </text:span></text:span></text:p>
      <text:p text:style-name="Standard"><text:span text:style-name="Source_20_Text"><text:span text:style-name="T2">char</text:span></text:span><text:span text:style-name="T2"> </text:span><text:span text:style-name="Source_20_Text"><text:span text:style-name="T2">&amp;call(char</text:span></text:span><text:span text:style-name="T2"> </text:span><text:span text:style-name="Source_20_Text"><text:span text:style-name="T2">b); </text:span></text:span></text:p>
      <text:p text:style-name="P4"/>
      <text:h text:style-name="P5" text:outline-level="1">What is the purpose of a function prototype?</text:h>
      <text:p text:style-name="P6">The Function prototype serves the following purposes –<text:line-break/><text:line-break/>1) It tells the return type of the data that the function will return.<text:line-break/>2) It tells the number of arguments passed to the function.<text:line-break/>3) It tells the data types of the each of the passed arguments.<text:line-break/>4) Also it tells the order in which the arguments are passed to the function.</text:p>
      <text:p text:style-name="P6">Therefore essentially, function prototype specifies the input/output interlace to the function i.e. what to give to the function and what to expect from the function.</text:p>
      <text:p text:style-name="P6">Prototype of a function is also called signature of the function.</text:p>
      <text:p text:style-name="P6">Function prototype tells compiler about number of parameters function takes, data-types of parameters and return type of function. By using this information, compiler cross checks function parameters and their data-type with function definition and function call</text:p>
      <text:h text:style-name="P5" text:outline-level="1">What happens when a function is called before its declaration in C?</text:h>
      <text:p text:style-name="Text_20_body"><text:span text:style-name="T2">In C, if a function is called before its declaration, the </text:span><text:span text:style-name="Strong_20_Emphasis"><text:span text:style-name="T2">compiler assumes return type of the function as int</text:span></text:span><text:span text:style-name="T2">.</text:span></text:p>
      <text:p text:style-name="P4"><text:soft-page-break/></text:p>
      <text:list xml:id="list1091068049928718993" text:style-name="L2">
        <text:list-item>
          <text:p text:style-name="P10">In C, functions can return any type except arrays and functions. We can get around this limitation by returning pointer to array or pointer to function</text:p>
        </text:list-item>
        <text:list-item>
          <text:p text:style-name="P10">If in a C program, a function is called before its declaration then the C compiler automatically assumes the declaration of that function in the following way:<text:line-break/>int function name();<text:line-break/>And in that case if the return type of that function is different than INT ,compiler would show an error.</text:p>
        </text:list-item>
      </text:list>
      <text:p text:style-name="P4"/>
      <text:p text:style-name="P4"/>
      <text:p text:style-name="P4"/>
      <text:p text:style-name="P3"><text:span text:style-name="T1">S</text:span>tatic Functions</text:p>
      <text:p text:style-name="P4"/>
      <text:list xml:id="list3373751156141222579" text:style-name="L3">
        <text:list-item>
          <text:p text:style-name="P14"><text:span text:style-name="T4">In C, functions are global by default. The “</text:span><text:span text:style-name="Emphasis"><text:span text:style-name="T4">static</text:span></text:span><text:span text:style-name="T4">” keyword before a function name makes it static</text:span></text:p>
        </text:list-item>
        <text:list-item>
          <text:p text:style-name="P11">Unlike global functions in C, access to static functions is restricted to the file where they are declared. Therefore, when we want to restrict access to functions, we make them static. Another reason for making functions static can be reuse of the same function name in other files</text:p>
        </text:list-item>
      </text:list>
      <text:p text:style-name="P4"/>
      <text:h text:style-name="P5" text:outline-level="1">How are variables scoped in C – Static or Dynamic?</text:h>
      <text:p text:style-name="P7">In C, variables are always statically (or lexically) scoped</text:p>
      <text:h text:style-name="P5" text:outline-level="1">Nested functions in C</text:h>
      <text:list xml:id="list8684123591242942101" text:style-name="L4">
        <text:list-item>
          <text:p text:style-name="P17">Lexical scoping is not valid in C because the compiler cant reach/find the correct memory location of the inner function.</text:p>
        </text:list-item>
        <text:list-item>
          <text:p text:style-name="P16"><text:span text:style-name="T3">Nested function </text:span><text:span text:style-name="Strong_20_Emphasis"><text:span text:style-name="T3">is not supported</text:span></text:span><text:span text:style-name="T3"> by C because we cannot define a function within another function in C</text:span></text:p>
        </text:list-item>
        <text:list-item>
          <text:p text:style-name="P18">We can declare a function inside a function, but it’s not a nested function.</text:p>
        </text:list-item>
      </text:list>
      <text:p text:style-name="P8"/>
      <text:p text:style-name="P7"/>
      <text:p text:style-name="P4"/>
      <text:p text:style-name="P4"/>
      <text:p text:style-name="P4"/>
      <text:p text:style-name="P13"><text:soft-page-break/>Inline Function</text:p>
      <text:p text:style-name="P13"/>
      <text:list xml:id="list8493115265735322866" text:style-name="L5">
        <text:list-item>
          <text:p text:style-name="P19"><text:bookmark text:name="__w2_wxnEBCi446_answer_content"/>To answer this first we need to talk about stack memory</text:p>
        </text:list-item>
        <text:list-item>
          <text:p text:style-name="P21">When every time a function gets called, it creates a stack and that created memory will be cleared once the function completed</text:p>
        </text:list-item>
        <text:list-item>
          <text:p text:style-name="P21">Now for inline function it won't Create new stack instead it uses the same stack where it's been called from</text:p>
        </text:list-item>
      </text:list>
      <text:list xml:id="list5713286677927819573" text:style-name="L6">
        <text:list-item>
          <text:p text:style-name="P22">E.g.: function n is an inline function gets invoked from function a</text:p>
        </text:list-item>
        <text:list-item>
          <text:p text:style-name="P22">Remember when function a gets called a stack has been created</text:p>
        </text:list-item>
        <text:list-item>
          <text:p text:style-name="P22">But when function n gets called it won't create new stack and used function a stack only</text:p>
        </text:list-item>
        <text:list-item>
          <text:p text:style-name="P20"><text:bookmark text:name="__w2_wY6YxjOd4_answer_content"/>In kernel its widely used. This is typically done as a way for improving performance, more optimization, although not necessarily the case.</text:p>
        </text:list-item>
        <text:list-item>
          <text:p text:style-name="P24"><text:span text:style-name="T3">Its mainly used for small time critical functions and we can see great performance difference by doing so</text:span>.</text:p>
        </text:list-item>
        <text:list-item>
          <text:p text:style-name="P23"><text:bookmark text:name="__w2_wMeIbyRe49_answer_content"/>Inline functions are nothing but the normal functions witha keyword inline added to it..inline functions are used because it executes muvh faster than a normal function bt requires more memory..this is because an inline function places its statement block in the call statement..so the program executes faster when the function is called..so an inline function could return values unless it is declared as void..</text:p>
        </text:list-item>
        <text:list-item>
          <text:p text:style-name="P15"><text:bookmark text:name="__w2_wRdEEGtj46_answer_content"/><text:span text:style-name="T2">Making a function an inline function suggests that calls to the function be as fast as possible.Sure, the run-time performance would increase,thus eliminating the need of additional overhead.<text:line-break/><text:line-break/>But, if the function is large, the executable would become large. Be careful to use this keyword. It is suggested to not tag the functions as inline which have more that 3 lines of code.</text:span></text:p>
        </text:list-item>
      </text:list>
      <text:p text:style-name="Standard"><text:span text:style-name="T2"/></text:p>
      <text:p text:style-name="Standard"><text:span text:style-name="T2"/></text:p>
      <text:p text:style-name="Standard"><text:span text:style-name="T2"/></text:p>
      <text:p text:style-name="Standard"><text:span text:style-name="T2"/></text:p>
      <text:list xml:id="list190151351505448" text:continue-numbering="true" text:style-name="L6">
        <text:list-item>
          <text:p text:style-name="P24"><text:soft-page-break/><text:span text:style-name="T2">The intent of the </text:span><text:span text:style-name="Source_20_Text"><text:span text:style-name="T6">inline</text:span></text:span><text:span text:style-name="T2"> specifier is to serve as a hint for the compiler to perform optimizations, such as function inlining, which require the definition of a function to be visible at the call site. The compilers can (and usually do) ignore presence or absence of the </text:span><text:span text:style-name="Source_20_Text"><text:span text:style-name="T2">inline</text:span></text:span><text:span text:style-name="T2"> specifier for the purpose of optimization.</text:span> </text:p>
        </text:list-item>
        <text:list-item>
          <text:p text:style-name="P24"><text:span text:style-name="T2">Any function with internal linkage may be declared </text:span><text:span text:style-name="Source_20_Text"><text:span text:style-name="T2">static inline</text:span></text:span><text:span text:style-name="T2"> with no other restrictions.</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1:42:52.547585370</meta:creation-date>
    <dc:date>2019-05-10T18:56:49.094069650</dc:date>
    <meta:editing-duration>PT2H47M13S</meta:editing-duration>
    <meta:editing-cycles>15</meta:editing-cycles>
    <meta:generator>LibreOffice/5.1.6.2$Linux_X86_64 LibreOffice_project/10m0$Build-2</meta:generator>
    <meta:document-statistic meta:table-count="0" meta:image-count="0" meta:object-count="0" meta:page-count="4" meta:paragraph-count="39" meta:word-count="851" meta:character-count="4960" meta:non-whitespace-character-count="4163"/>
  </office:meta>
</office:document-meta>
</file>